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090000099000000381C338ED45757C2E8C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2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21.2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9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ffffff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c4d79b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ebf1de" fo:border-left="0.51pt solid #00000a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style:text-underline-mode="continuous" style:text-overline-mode="continuous" style:text-line-through-mode="continuous" style:font-size-asian="12pt" style:language-asian="ar" style:country-asian="SA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fo:border-left="none" fo:border-right="0.51pt solid #00000a" fo:border-top="0.51pt solid #00000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ackground-color="#c4d79b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fo:background-color="#ebf1de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a" fo:background-color="#ffffff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fo:background-color="#808080" fo:border-left="none" fo:border-right="0.51pt solid #00000a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a" fo:background-color="#808080" fo:border-left="none" fo:border-right="0.51pt solid #00000a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a" fo:background-color="#808080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fo:font-weight="bold" style:letter-kerning="true" fo:country="none" style:country-asian="none" style:font-size-asian="12pt" style:font-size-complex="12pt" style:font-weight-asian="bold" style:font-weight-complex="bold"/>
    </style:style>
    <style:style style:name="T2" style:family="text">
      <style:text-properties style:font-name="Calibri" fo:font-size="12pt" style:letter-kerning="true" fo:country="none" style:country-asian="none" style:font-size-asian="12pt" style:font-size-complex="12pt"/>
    </style:style>
    <style:style style:name="T3" style:family="text">
      <style:text-properties style:font-weight-complex="bold" style:font-name="Calibri" fo:font-size="12pt" fo:font-weight="bold" style:letter-kerning="true" fo:country="none" style:country-asian="none" style:font-size-asian="12pt" style:font-size-complex="12pt" style:font-weight-asian="bold"/>
    </style:style>
    <style:style style:name="T4" style:family="text">
      <style:text-properties style:font-name="Calibri" fo:font-size="12pt" style:letter-kerning="true" fo:country="none" style:country-asian="none" style:font-size-asian="12pt" style:font-size-complex="12pt" style:font-weight-complex="bold" fo:font-weight="bold" style:font-weight-asian="bold"/>
    </style:style>
    <style:style style:name="T5" style:family="text">
      <style:text-properties style:font-name="Calibri" fo:font-size="12pt" style:letter-kerning="true" fo:country="none" style:country-asian="none" style:font-size-asian="12pt" style:font-size-complex="12pt" fo:font-weight="bold" style:font-weight-complex="bold" style:font-weight-asian="bold"/>
    </style:style>
    <style:style style:name="T6" style:family="text">
      <style:text-properties style:country-asian="none" style:letter-kerning="true" style:font-weight-complex="bold" style:font-name="Calibri" fo:font-size="12pt" style:font-size-complex="12pt" style:font-weight-asian="bold" style:text-position="26%" fo:country="none" style:font-size-asian="12pt" fo:font-weight="bold"/>
    </style:style>
    <style:style style:name="T7" style:family="text">
      <style:text-properties style:country-asian="none" style:letter-kerning="true" style:font-name="Calibri" fo:font-size="12pt" style:font-size-complex="12pt" fo:country="none" style:font-size-asian="12pt"/>
    </style:style>
    <style:style style:name="T8" style:family="text">
      <style:text-properties style:letter-kerning="true" style:font-name="Calibri" fo:font-size="12pt" fo:country="none" style:font-size-asian="12pt" style:font-size-complex="12pt" style:country-asian="none"/>
    </style:style>
    <style:style style:name="T9" style:family="text">
      <style:text-properties style:font-name="Calibri" fo:font-size="12pt" style:letter-kerning="true" fo:country="none" style:country-asian="none" style:font-size-asian="12pt" style:font-size-complex="12pt" fo:font-weight="bold" style:font-weight-asian="bold" style:font-weight-complex="bold"/>
    </style:style>
    <style:style style:name="T10" style:family="text">
      <style:text-properties fo:color="#000000" style:font-name="Calibri" fo:font-size="11pt" fo:font-weight="bold" style:letter-kerning="true" fo:country="none" style:country-asian="none" style:font-name-asian="Times New Roman" style:font-size-asian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9.36pt" svg:height="25.4pt" svg:x="568.06pt" svg:y="253.28pt">
            <draw:image xlink:href="Pictures/200000090000099000000381C338ED45757C2E8C.wm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7" office:value-type="string" calcext:value-type="string">
            <text:p>alpha, attenuation coefficient</text:p>
          </table:table-cell>
          <table:table-cell table:style-name="ce7" office:value-type="string" calcext:value-type="string">
            <text:p> </text:p>
          </table:table-cell>
          <table:table-cell table:style-name="ce7"/>
          <table:table-cell table:number-columns-repeated="2" table:style-name="ce7"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number-columns-repeated="4" table:style-name="ce8" office:value-type="string" calcext:value-type="string">
            <text:p> </text:p>
          </table:table-cell>
          <table:table-cell table:style-name="ce14" office:value-type="string" calcext:value-type="string">
            <text:p>Здесь ничего нового:</text:p>
          </table:table-cell>
          <table:table-cell table:style-name="ce14"/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9" office:value-type="string" calcext:value-type="string">
            <text:p><text:span text:style-name="T10">rho</text:span>, kg/m3</text:p>
          </table:table-cell>
          <table:table-cell table:style-name="ce9" office:value-type="string" calcext:value-type="string">
            <text:p><text:span text:style-name="T10">c </text:span>(m/s)</text:p>
          </table:table-cell>
          <table:table-cell table:style-name="ce9" office:value-type="string" calcext:value-type="string">
            <text:p><text:span text:style-name="T10">a</text:span> (dB cm-1 MHz-n)</text:p>
          </table:table-cell>
          <table:table-cell table:style-name="ce13" office:value-type="string" calcext:value-type="string">
            <text:p>n</text:p>
          </table:table-cell>
          <table:table-cell table:style-name="ce14" office:value-type="string" calcext:value-type="string">
            <text:p>K</text:p>
          </table:table-cell>
          <table:table-cell table:style-name="ce16" office:value-type="string" calcext:value-type="string">
            <text:p><text:span text:style-name="T10">K </text:span>= <text:span text:style-name="T10">rho</text:span>*<text:span text:style-name="T10">c</text:span>^2, MPa</text:p>
          </table:table-cell>
          <table:table-cell table:style-name="ce16" office:value-type="string" calcext:value-type="string">
            <text:p><text:span text:style-name="T10">G</text:span> = <text:span text:style-name="T10">rho</text:span>*<text:span text:style-name="T10">c</text:span>^2, Mpa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Кровь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1587" calcext:value-type="float">
            <text:p>1587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1.21" calcext:value-type="float">
            <text:p>1.21</text:p>
          </table:table-cell>
          <table:table-cell table:style-name="ce14" table:formula="of:=[.B4]*[.C4]*[.C4]" office:value-type="float" office:value="2669683140" calcext:value-type="float">
            <text:p>2669683140</text:p>
          </table:table-cell>
          <table:table-cell table:style-name="ce17" office:value-type="float" office:value="2669.68" calcext:value-type="float">
            <text:p>2669.6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Жир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1435" calcext:value-type="float">
            <text:p>1435</text:p>
          </table:table-cell>
          <table:table-cell table:style-name="ce11" office:value-type="float" office:value="0.975" calcext:value-type="float">
            <text:p>0.975</text:p>
          </table:table-cell>
          <table:table-cell table:style-name="ce11" office:value-type="float" office:value="1.091" calcext:value-type="float">
            <text:p>1.091</text:p>
          </table:table-cell>
          <table:table-cell table:style-name="ce14" table:formula="of:=[.B5]*[.C5]*[.C5]" office:value-type="float" office:value="1886250100" calcext:value-type="float">
            <text:p>1886250100</text:p>
          </table:table-cell>
          <table:table-cell table:style-name="ce17" office:value-type="float" office:value="1886.25" calcext:value-type="float">
            <text:p>1886.25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Мозг</text:p>
          </table:table-cell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35" calcext:value-type="float">
            <text:p>1.35</text:p>
          </table:table-cell>
          <table:table-cell table:style-name="ce14" table:formula="of:=[.B6]*[.C6]*[.C6]" office:value-type="float" office:value="2474575000" calcext:value-type="float">
            <text:p>2474575000</text:p>
          </table:table-cell>
          <table:table-cell table:style-name="ce17" office:value-type="float" office:value="2474.58" calcext:value-type="float">
            <text:p>2474.5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Стенка сосуда</text:p>
          </table:table-cell>
          <table:table-cell table:style-name="ce11" office:value-type="float" office:value="1066" calcext:value-type="float">
            <text:p>1066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.026" calcext:value-type="float">
            <text:p>1.026</text:p>
          </table:table-cell>
          <table:table-cell table:style-name="ce11" office:value-type="float" office:value="1.121" calcext:value-type="float">
            <text:p>1.121</text:p>
          </table:table-cell>
          <table:table-cell table:style-name="ce14" table:formula="of:=[.B7]*[.C7]*[.C7]" office:value-type="float" office:value="2783812096" calcext:value-type="float">
            <text:p>2783812096</text:p>
          </table:table-cell>
          <table:table-cell table:style-name="ce17" office:value-type="float" office:value="2783.81" calcext:value-type="float">
            <text:p>2783.81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Череп/продольное напр.</text:p>
          </table:table-cell>
          <table:table-cell table:style-name="ce10" office:value-type="float" office:value="1732" calcext:value-type="float">
            <text:p>1732</text:p>
          </table:table-cell>
          <table:table-cell table:style-name="ce10" office:value-type="float" office:value="2850" calcext:value-type="float">
            <text:p>2850</text:p>
          </table:table-cell>
          <table:table-cell table:style-name="ce10" office:value-type="float" office:value="8.995" calcext:value-type="float">
            <text:p>8.995</text:p>
          </table:table-cell>
          <table:table-cell table:style-name="ce10" office:value-type="float" office:value="1.474" calcext:value-type="float">
            <text:p>1.474</text:p>
          </table:table-cell>
          <table:table-cell table:style-name="ce14" table:formula="of:=[.B8]*[.C8]*[.C8]" office:value-type="float" office:value="14068170000" calcext:value-type="float">
            <text:p>14068170000</text:p>
          </table:table-cell>
          <table:table-cell table:style-name="ce17" office:value-type="float" office:value="14068.17" calcext:value-type="float">
            <text:p>14068.17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Череп/поперечное напр.</text:p>
          </table:table-cell>
          <table:table-cell table:style-name="ce10" office:value-type="float" office:value="1732" calcext:value-type="float">
            <text:p>1732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20.391" calcext:value-type="float">
            <text:p>20.391</text:p>
          </table:table-cell>
          <table:table-cell table:style-name="ce10" office:value-type="float" office:value="0.716" calcext:value-type="float">
            <text:p>0.716</text:p>
          </table:table-cell>
          <table:table-cell table:style-name="ce14" table:formula="of:=[.B9]*[.C9]*[.C9]" office:value-type="float" office:value="3394720000" calcext:value-type="float">
            <text:p>3394720000</text:p>
          </table:table-cell>
          <table:table-cell table:style-name="ce14"/>
          <table:table-cell table:style-name="ce17" office:value-type="float" office:value="3394.72" calcext:value-type="float">
            <text:p>3394.72</text:p>
          </table:table-cell>
          <table:table-cell table:style-name="ce18" office:value-type="string" calcext:value-type="string">
            <text:p>← всё-таки это 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Губчатая кость</text:p>
          </table:table-cell>
          <table:table-cell table:style-name="ce12" office:value-type="float" office:value="1222" calcext:value-type="float">
            <text:p>1222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B10]*[.C10]*[.C10]" office:value-type="float" office:value="3959280000" calcext:value-type="float">
            <text:p>3959280000</text:p>
          </table:table-cell>
          <table:table-cell table:style-name="ce17" office:value-type="float" office:value="3960" calcext:value-type="float">
            <text:p>3960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2" office:value-type="string" calcext:value-type="string">
            <text:p>Трубчатая кость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B11]*[.C11]*[.C11]" office:value-type="float" office:value="32000000000" calcext:value-type="float">
            <text:p>32000000000</text:p>
          </table:table-cell>
          <table:table-cell table:style-name="ce17" office:value-type="float" office:value="32000" calcext:value-type="float">
            <text:p>32000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Сп.жидкость</text:p>
          </table:table-cell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509" calcext:value-type="float">
            <text:p>1509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[.B12]*[.C12]*[.C12]" office:value-type="float" office:value="2290743486" calcext:value-type="float">
            <text:p>2290743486</text:p>
          </table:table-cell>
          <table:table-cell table:style-name="ce17" office:value-type="float" office:value="2290.74" calcext:value-type="float">
            <text:p>2290.74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3" office:value-type="string" calcext:value-type="string">
            <text:p>Мышцы</text:p>
          </table:table-cell>
          <table:table-cell table:style-name="ce10" office:value-type="float" office:value="1041" calcext:value-type="float">
            <text:p>1041</text:p>
          </table:table-cell>
          <table:table-cell table:style-name="ce10" office:value-type="float" office:value="1595" calcext:value-type="float">
            <text:p>1595</text:p>
          </table:table-cell>
          <table:table-cell table:style-name="ce10" office:value-type="float" office:value="1.47" calcext:value-type="float">
            <text:p>1.47</text:p>
          </table:table-cell>
          <table:table-cell table:style-name="ce10" office:value-type="float" office:value="1.15" calcext:value-type="float">
            <text:p>1.15</text:p>
          </table:table-cell>
          <table:table-cell table:style-name="ce14" table:formula="of:=[.B13]*[.C13]*[.C13]" office:value-type="float" office:value="2648330025" calcext:value-type="float">
            <text:p>2648330025</text:p>
          </table:table-cell>
          <table:table-cell table:style-name="ce17" office:value-type="float" office:value="2648.33" calcext:value-type="float">
            <text:p>2648.33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Кожа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1631" calcext:value-type="float">
            <text:p>1631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1.15" calcext:value-type="float">
            <text:p>1.15</text:p>
          </table:table-cell>
          <table:table-cell table:style-name="ce14" table:formula="of:=[.B14]*[.C14]*[.C14]" office:value-type="float" office:value="2926177100" calcext:value-type="float">
            <text:p>2926177100</text:p>
          </table:table-cell>
          <table:table-cell table:style-name="ce17" office:value-type="float" office:value="2926.18" calcext:value-type="float">
            <text:p>2926.18</text:p>
          </table:table-cell>
          <table:table-cell table:style-name="ce14" office:value-type="string" calcext:value-type="string">
            <text:p> </text:p>
          </table:table-cell>
          <table:table-cell table:style-name="ce18"/>
          <table:table-cell table:number-columns-repeated="3"/>
        </table:table-row>
        <table:table-row table:style-name="ro3">
          <table:table-cell table:number-columns-repeated="12"/>
        </table:table-row>
        <table:table-row table:style-name="ro4">
          <table:table-cell table:style-name="ce5" office:value-type="string" calcext:value-type="string">
            <text:p><text:span text:style-name="T1">rho</text:span><text:span text:style-name="T2"> – плотность;</text:span></text:p>
          </table:table-cell>
          <table:table-cell table:number-columns-repeated="11"/>
        </table:table-row>
        <table:table-row table:style-name="ro4">
          <table:table-cell table:style-name="ce6" office:value-type="string" calcext:value-type="string">
            <text:p><text:span text:style-name="T1">с</text:span> – скорость продольной волны. Для черепа еще указана и скорость поперечной волны.</text:p>
          </table:table-cell>
          <table:table-cell table:number-columns-repeated="11"/>
        </table:table-row>
        <table:table-row table:style-name="ro4">
          <table:table-cell table:style-name="ce6" office:value-type="string" calcext:value-type="string">
            <text:p><text:span text:style-name="T3">alpha</text:span><text:span text:style-name="T2"> – коэффициент затухания. Считается, что он подчиняется степенному закону </text:span><text:span text:style-name="T4">alpha</text:span><text:span text:style-name="T2"> = </text:span><text:span text:style-name="T5">a</text:span><text:span text:style-name="T2">* </text:span>f<text:span text:style-name="T6">n</text:span><text:span text:style-name="T7">, где </text:span>f<text:span text:style-name="T8"> – частота в </text:span>MHz<text:span text:style-name="T2">. [! Размерность коэффициента </text:span><text:span text:style-name="T9">a</text:span><text:span text:style-name="T2"> в </text:span>cm<text:span text:style-name="T2">]</text:span>.</text:p>
          </table:table-cell>
          <table:table-cell table:number-columns-repeated="11"/>
        </table:table-row>
        <table:table-row table:style-name="ro4">
          <table:table-cell table:style-name="ce5" office:value-type="string" calcext:value-type="string">
            <text:p><text:span text:style-name="T1">alpha </text:span><text:span text:style-name="T2">характеризует экспоненциальное затухание амплитуды давления, типа этого</text:span></text:p>
          </table:table-cell>
          <table:table-cell table:number-columns-repeated="11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office:value-type="string" calcext:value-type="string">
            <text:p>Название</text:p>
          </table:table-cell>
          <table:table-cell office:value-type="string" calcext:value-type="string">
            <text:p>rho, kg/m3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a (dB cm-1 MHz-n)</text:p>
          </table:table-cell>
          <table:table-cell office:value-type="string" calcext:value-type="string">
            <text:p>n</text:p>
          </table:table-cell>
          <table:table-cell table:style-name="ce15" office:value-type="string" calcext:value-type="string">
            <text:p>puasson</text:p>
          </table:table-cell>
          <table:table-cell office:value-type="string" calcext:value-type="string">
            <text:p>lambda, Pa</text:p>
          </table:table-cell>
          <table:table-cell office:value-type="string" calcext:value-type="string">
            <text:p>mu, Pa</text:p>
          </table:table-cell>
          <table:table-cell table:style-name="ce19" office:value-type="string" calcext:value-type="string">
            <text:p>Номер материала</text:p>
          </table:table-cell>
          <table:table-cell office:value-type="string" calcext:value-type="string">
            <text:p>rho, g/sm^3</text:p>
          </table:table-cell>
          <table:table-cell office:value-type="string" calcext:value-type="string">
            <text:p>Lambda, 10^9 Pa</text:p>
          </table:table-cell>
          <table:table-cell office:value-type="string" calcext:value-type="string">
            <text:p>Mu, 10^9 Pa</text:p>
          </table:table-cell>
        </table:table-row>
        <table:table-row table:style-name="ro3">
          <table:table-cell office:value-type="string" calcext:value-type="string">
            <text:p>Соединительная ткань</text:p>
          </table:table-cell>
          <table:table-cell table:formula="of:=([.B5]+[.B14])/2" office:value-type="float" office:value="1008" calcext:value-type="float">
            <text:p>1008</text:p>
          </table:table-cell>
          <table:table-cell table:formula="of:=([.C5]+[.C14])/2" office:value-type="float" office:value="1533" calcext:value-type="float">
            <text:p>1533</text:p>
          </table:table-cell>
          <table:table-cell table:formula="of:=([.D5]+[.D14])/2" office:value-type="float" office:value="0.5975" calcext:value-type="float">
            <text:p>0.5975</text:p>
          </table:table-cell>
          <table:table-cell table:formula="of:=([.E5]+[.E14])/2" office:value-type="float" office:value="1.1205" calcext:value-type="float">
            <text:p>1.120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3]*[.C23]*[.B23]*[.F23]/(1-[.F23])" office:value-type="float" office:value="2186667426.46154" calcext:value-type="float">
            <text:p>2186667426.46154</text:p>
          </table:table-cell>
          <table:table-cell table:formula="of:=[.G23]*(1-2*[.F23])/2/[.F23]" office:value-type="float" office:value="91111142.7692308" calcext:value-type="float">
            <text:p>91111142.7692308</text:p>
          </table:table-cell>
          <table:table-cell office:value-type="float" office:value="1" calcext:value-type="float">
            <text:p>1</text:p>
          </table:table-cell>
          <table:table-cell table:formula="of:=[.B23]/1000" office:value-type="float" office:value="1.008" calcext:value-type="float">
            <text:p>1.008</text:p>
          </table:table-cell>
          <table:table-cell table:formula="of:=[.G23]/1000000000" office:value-type="float" office:value="2.18666742646154" calcext:value-type="float">
            <text:p>2.1866674265</text:p>
          </table:table-cell>
          <table:table-cell table:formula="of:=[.H23]/1000000000" office:value-type="float" office:value="0.0911111427692308" calcext:value-type="float">
            <text:p>0.0911111428</text:p>
          </table:table-cell>
        </table:table-row>
        <table:table-row table:style-name="ro3">
          <table:table-cell office:value-type="string" calcext:value-type="string">
            <text:p>Мышцы</text:p>
          </table:table-cell>
          <table:table-cell table:formula="of:=[.B13]" office:value-type="float" office:value="1041" calcext:value-type="float">
            <text:p>1041</text:p>
          </table:table-cell>
          <table:table-cell table:formula="of:=[.C13]" office:value-type="float" office:value="1595" calcext:value-type="float">
            <text:p>1595</text:p>
          </table:table-cell>
          <table:table-cell table:formula="of:=[.D13]" office:value-type="float" office:value="1.47" calcext:value-type="float">
            <text:p>1.47</text:p>
          </table:table-cell>
          <table:table-cell table:formula="of:=[.E13]" office:value-type="float" office:value="1.15" calcext:value-type="float">
            <text:p>1.15</text:p>
          </table:table-cell>
          <table:table-cell table:style-name="ce15" office:value-type="float" office:value="0.4" calcext:value-type="float">
            <text:p>0.4</text:p>
          </table:table-cell>
          <table:table-cell table:formula="of:=[.C24]*[.C24]*[.B24]*[.F24]/(1-[.F24])" office:value-type="float" office:value="1765553350" calcext:value-type="float">
            <text:p>1765553350</text:p>
          </table:table-cell>
          <table:table-cell table:formula="of:=[.G24]*(1-2*[.F24])/2/[.F24]" office:value-type="float" office:value="441388337.5" calcext:value-type="float">
            <text:p>441388337.5</text:p>
          </table:table-cell>
          <table:table-cell office:value-type="float" office:value="2" calcext:value-type="float">
            <text:p>2</text:p>
          </table:table-cell>
          <table:table-cell table:formula="of:=[.B24]/1000" office:value-type="float" office:value="1.041" calcext:value-type="float">
            <text:p>1.041</text:p>
          </table:table-cell>
          <table:table-cell table:formula="of:=[.G24]/1000000000" office:value-type="float" office:value="1.76555335" calcext:value-type="float">
            <text:p>1.76555335</text:p>
          </table:table-cell>
          <table:table-cell table:formula="of:=[.H24]/1000000000" office:value-type="float" office:value="0.4413883375" calcext:value-type="float">
            <text:p>0.4413883375</text:p>
          </table:table-cell>
        </table:table-row>
        <table:table-row table:style-name="ro3">
          <table:table-cell office:value-type="string" calcext:value-type="string">
            <text:p>Мозг</text:p>
          </table:table-cell>
          <table:table-cell table:formula="of:=[.B6]" office:value-type="float" office:value="1030" calcext:value-type="float">
            <text:p>1030</text:p>
          </table:table-cell>
          <table:table-cell table:formula="of:=[.C6]" office:value-type="float" office:value="1550" calcext:value-type="float">
            <text:p>1550</text:p>
          </table:table-cell>
          <table:table-cell table:formula="of:=[.D6]" office:value-type="float" office:value="0.8" calcext:value-type="float">
            <text:p>0.8</text:p>
          </table:table-cell>
          <table:table-cell table:formula="of:=[.E6]" office:value-type="float" office:value="1.35" calcext:value-type="float">
            <text:p>1.3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5]*[.C25]*[.B25]*[.F25]/(1-[.F25])" office:value-type="float" office:value="2284223076.92308" calcext:value-type="float">
            <text:p>2284223076.92308</text:p>
          </table:table-cell>
          <table:table-cell table:formula="of:=[.G25]*(1-2*[.F25])/2/[.F25]" office:value-type="float" office:value="95175961.5384616" calcext:value-type="float">
            <text:p>95175961.5384616</text:p>
          </table:table-cell>
          <table:table-cell office:value-type="float" office:value="3" calcext:value-type="float">
            <text:p>3</text:p>
          </table:table-cell>
          <table:table-cell table:formula="of:=[.B25]/1000" office:value-type="float" office:value="1.03" calcext:value-type="float">
            <text:p>1.03</text:p>
          </table:table-cell>
          <table:table-cell table:formula="of:=[.G25]/1000000000" office:value-type="float" office:value="2.28422307692308" calcext:value-type="float">
            <text:p>2.2842230769</text:p>
          </table:table-cell>
          <table:table-cell table:formula="of:=[.H25]/1000000000" office:value-type="float" office:value="0.0951759615384616" calcext:value-type="float">
            <text:p>0.0951759615</text:p>
          </table:table-cell>
        </table:table-row>
        <table:table-row table:style-name="ro3">
          <table:table-cell office:value-type="string" calcext:value-type="string">
            <text:p>Кости</text:p>
          </table:table-cell>
          <table:table-cell table:formula="of:=([.B8]+[.B9]+[.B10]+[.B11])/4" office:value-type="float" office:value="1671.5" calcext:value-type="float">
            <text:p>1671.5</text:p>
          </table:table-cell>
          <table:table-cell table:formula="of:=([.C8]+[.C9]+[.C10]+[.C11])/4" office:value-type="float" office:value="2512.5" calcext:value-type="float">
            <text:p>2512.5</text:p>
          </table:table-cell>
          <table:table-cell table:formula="of:=([.D8]+[.D9]+[.D10]+[.D11])/4" office:value-type="float" office:value="19.8465" calcext:value-type="float">
            <text:p>19.8465</text:p>
          </table:table-cell>
          <table:table-cell table:formula="of:=([.E8]+[.E9]+[.E10]+[.E11])/4" office:value-type="float" office:value="1.0475" calcext:value-type="float">
            <text:p>1.0475</text:p>
          </table:table-cell>
          <table:table-cell table:style-name="ce15" office:value-type="float" office:value="0.33" calcext:value-type="float">
            <text:p>0.33</text:p>
          </table:table-cell>
          <table:table-cell table:formula="of:=[.C26]*[.C26]*[.B26]*[.F26]/(1-[.F26])" office:value-type="float" office:value="5197059140.625" calcext:value-type="float">
            <text:p>5197059140.625</text:p>
          </table:table-cell>
          <table:table-cell table:formula="of:=[.G26]*(1-2*[.F26])/2/[.F26]" office:value-type="float" office:value="2677272890.625" calcext:value-type="float">
            <text:p>2677272890.625</text:p>
          </table:table-cell>
          <table:table-cell office:value-type="float" office:value="4" calcext:value-type="float">
            <text:p>4</text:p>
          </table:table-cell>
          <table:table-cell table:formula="of:=[.B26]/1000" office:value-type="float" office:value="1.6715" calcext:value-type="float">
            <text:p>1.6715</text:p>
          </table:table-cell>
          <table:table-cell table:formula="of:=[.G26]/1000000000" office:value-type="float" office:value="5.197059140625" calcext:value-type="float">
            <text:p>5.1970591406</text:p>
          </table:table-cell>
          <table:table-cell table:formula="of:=[.H26]/1000000000" office:value-type="float" office:value="2.677272890625" calcext:value-type="float">
            <text:p>2.6772728906</text:p>
          </table:table-cell>
        </table:table-row>
        <table:table-row table:style-name="ro3">
          <table:table-cell office:value-type="string" calcext:value-type="string">
            <text:p>Сосуды</text:p>
          </table:table-cell>
          <table:table-cell table:formula="of:=([.B4]+[.B7])/2" office:value-type="float" office:value="1063" calcext:value-type="float">
            <text:p>1063</text:p>
          </table:table-cell>
          <table:table-cell table:formula="of:=([.C4]+[.C7])/2" office:value-type="float" office:value="1601.5" calcext:value-type="float">
            <text:p>1601.5</text:p>
          </table:table-cell>
          <table:table-cell table:formula="of:=([.D4]+[.D7])/2" office:value-type="float" office:value="0.588" calcext:value-type="float">
            <text:p>0.588</text:p>
          </table:table-cell>
          <table:table-cell table:formula="of:=([.E4]+[.E7])/2" office:value-type="float" office:value="1.1655" calcext:value-type="float">
            <text:p>1.1655</text:p>
          </table:table-cell>
          <table:table-cell table:style-name="ce15" office:value-type="float" office:value="0.48" calcext:value-type="float">
            <text:p>0.48</text:p>
          </table:table-cell>
          <table:table-cell table:formula="of:=[.C27]*[.C27]*[.B27]*[.F27]/(1-[.F27])" office:value-type="float" office:value="2516662884.69231" calcext:value-type="float">
            <text:p>2516662884.69231</text:p>
          </table:table-cell>
          <table:table-cell table:formula="of:=[.G27]*(1-2*[.F27])/2/[.F27]" office:value-type="float" office:value="104860953.528846" calcext:value-type="float">
            <text:p>104860953.528846</text:p>
          </table:table-cell>
          <table:table-cell office:value-type="float" office:value="5" calcext:value-type="float">
            <text:p>5</text:p>
          </table:table-cell>
          <table:table-cell table:formula="of:=[.B27]/1000" office:value-type="float" office:value="1.063" calcext:value-type="float">
            <text:p>1.063</text:p>
          </table:table-cell>
          <table:table-cell table:formula="of:=[.G27]/1000000000" office:value-type="float" office:value="2.51666288469231" calcext:value-type="float">
            <text:p>2.5166628847</text:p>
          </table:table-cell>
          <table:table-cell table:formula="of:=[.H27]/1000000000" office:value-type="float" office:value="0.104860953528846" calcext:value-type="float">
            <text:p>0.1048609535</text:p>
          </table:table-cell>
        </table:table-row>
        <table:table-row table:style-name="ro3">
          <table:table-cell table:number-columns-repeated="8"/>
          <table:table-cell table:style-name="ce19"/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lambda hydrostatic, Pa</text:p>
          </table:table-cell>
          <table:table-cell office:value-type="string" calcext:value-type="string">
            <text:p>lambda hydrostatic, 10^9 Pa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C23]*[.C23]*[.B23]" office:value-type="float" office:value="2368889712" calcext:value-type="float">
            <text:p>2368889712</text:p>
          </table:table-cell>
          <table:table-cell table:formula="of:=[.G30]/1000000000" office:value-type="float" office:value="2.368889712" calcext:value-type="float">
            <text:p>2.368889712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C24]*[.C24]*[.B24]" office:value-type="float" office:value="2648330025" calcext:value-type="float">
            <text:p>2648330025</text:p>
          </table:table-cell>
          <table:table-cell table:formula="of:=[.G31]/1000000000" office:value-type="float" office:value="2.648330025" calcext:value-type="float">
            <text:p>2.648330025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C25]*[.C25]*[.B25]" office:value-type="float" office:value="2474575000" calcext:value-type="float">
            <text:p>2474575000</text:p>
          </table:table-cell>
          <table:table-cell table:formula="of:=[.G32]/1000000000" office:value-type="float" office:value="2.474575" calcext:value-type="float">
            <text:p>2.474575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C26]*[.C26]*[.B26]" office:value-type="float" office:value="10551604921.875" calcext:value-type="float">
            <text:p>10551604921.875</text:p>
          </table:table-cell>
          <table:table-cell table:formula="of:=[.G33]/1000000000" office:value-type="float" office:value="10.551604921875" calcext:value-type="float">
            <text:p>10.5516049219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C27]*[.C27]*[.B27]" office:value-type="float" office:value="2726384791.75" calcext:value-type="float">
            <text:p>2726384791.75</text:p>
          </table:table-cell>
          <table:table-cell table:formula="of:=[.G34]/1000000000" office:value-type="float" office:value="2.72638479175" calcext:value-type="float">
            <text:p>2.72638479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17:18:20.613910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58:06.410629682</meta:creation-date>
    <dc:date>2016-07-02T17:26:34.341367828</dc:date>
    <meta:editing-duration>PT9H28M15S</meta:editing-duration>
    <meta:editing-cycles>5</meta:editing-cycles>
    <meta:generator>LibreOffice/5.1.4.2$Linux_X86_64 LibreOffice_project/10m0$Build-2</meta:generator>
    <meta:document-statistic meta:table-count="1" meta:cell-count="198" meta:object-count="1"/>
  </office:meta>
</office:document-meta>
</file>